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ab9" officeooo:paragraph-rsid="00079ab9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079ab9"/>
    </style:style>
    <style:style style:name="P4" style:family="paragraph" style:parent-style-name="Preformatted_20_Text">
      <style:text-properties officeooo:rsid="00079ab9" officeooo:paragraph-rsid="00079ab9"/>
    </style:style>
    <style:style style:name="T1" style:family="text">
      <style:text-properties officeooo:rsid="00079ab9"/>
    </style:style>
    <style:style style:name="T2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n to AWS server</text:p>
      <text:p text:style-name="P1"/>
      <text:p text:style-name="P1">&gt; ssh -i ~/rohit_rsa <text:a xlink:type="simple" xlink:href="mailto:ec2-user@54.235.22.5" text:style-name="Internet_20_link" text:visited-style-name="Visited_20_Internet_20_Link">ec2-user@54.235.22.5</text:a></text:p>
      <text:p text:style-name="P1"/>
      <text:p text:style-name="P1"/>
      <text:p text:style-name="P1">transfer copy files between local and aws instance</text:p>
      <text:p text:style-name="P1"/>
      <text:p text:style-name="P4"><text:span text:style-name="Source_20_Text"><text:span text:style-name="T2">&gt; scp -i /path/to/your/.pemkey -r /copy/from/path user@server:/copy/to/path</text:span></text:span></text:p>
      <text:p text:style-name="P2">-r if it's a directory.</text:p>
      <text:p text:style-name="P2"/>
      <text:p text:style-name="P3"><text:span text:style-name="T1">&gt; </text:span><text:span text:style-name="T3">scp -i path/to/key file/to/copy user@ec2-xx-xx-xxx-xxx.compute-1.amazonaws.com:path/to/f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20:32:57.729387603</meta:creation-date>
    <meta:generator>LibreOffice/5.1.6.2$Linux_X86_64 LibreOffice_project/10m0$Build-2</meta:generator>
    <dc:date>2018-06-04T19:37:12.910418922</dc:date>
    <meta:editing-duration>PT20M9S</meta:editing-duration>
    <meta:editing-cycles>2</meta:editing-cycles>
    <meta:document-statistic meta:table-count="0" meta:image-count="0" meta:object-count="0" meta:page-count="1" meta:paragraph-count="6" meta:word-count="35" meta:character-count="301" meta:non-whitespace-character-count="272"/>
  </office:meta>
</office:document-meta>
</file>